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3-12-06T16:38:30.55">2013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3-12-06T16:38:30.58">06/12/2013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 dans mon courrier du </text:span><text:span text:style-name="T4"><text:user-field-get text:name="passagecommissionep_impressionconvocation"/></text:span>, l’équipe pluridisciplinaire (EP) a examiné votre situation.</text:p>
        <text:p text:style-name="P4"/>
        <text:p text:style-name="P15">Les informations recueillies font état de récentes démarches d’insertion.</text:p>
        <text:p text:style-name="P15">Votre allocation de Revenu de Solidarité Active (RSA) est donc maintenue.</text:p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6">Pour le Président du conseil général</text:p>
        <text:p text:style-name="P16">et par délégation</text:p>
        <text:p text:style-name="P16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12-06T16:38:30.39</dc:date>
    <dc:creator>linda baitech</dc:creator>
    <meta:editing-duration>PT05H51M43S</meta:editing-duration>
    <meta:editing-cycles>101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73" meta:character-count="538"/>
  </office:meta>
</office:document-meta>
</file>